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IRElham" svg:font-family="IRElham" style:font-pitch="variable"/>
    <style:font-face style:name="IRFerdosi" svg:font-family="IRFerdosi" style:font-pitch="variable"/>
    <style:font-face style:name="IRMaryam" svg:font-family="IRMaryam" style:font-pitch="variable"/>
    <style:font-face style:name="IRMehr" svg:font-family="IRMehr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646in" table:align="left"/>
    </style:style>
    <style:style style:name="Table1.A" style:family="table-column">
      <style:table-column-properties style:column-width="2.2188in"/>
    </style:style>
    <style:style style:name="Table1.B" style:family="table-column">
      <style:table-column-properties style:column-width="2.3458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1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Table2" style:family="table">
      <style:table-properties style:width="4.6063in" table:align="left"/>
    </style:style>
    <style:style style:name="Table2.A" style:family="table-column">
      <style:table-column-properties style:column-width="1.9368in"/>
    </style:style>
    <style:style style:name="Table2.B" style:family="table-column">
      <style:table-column-properties style:column-width="2.6694in"/>
    </style:style>
    <style:style style:name="Table2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2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Table3" style:family="table">
      <style:table-properties style:width="5.4in" table:align="left"/>
    </style:style>
    <style:style style:name="Table3.A" style:family="table-column">
      <style:table-column-properties style:column-width="2.2681in"/>
    </style:style>
    <style:style style:name="Table3.B" style:family="table-column">
      <style:table-column-properties style:column-width="3.1319in"/>
    </style:style>
    <style:style style:name="Table3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3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Table4" style:family="table">
      <style:table-properties style:width="2.8597in" table:align="left"/>
    </style:style>
    <style:style style:name="Table4.A" style:family="table-column">
      <style:table-column-properties style:column-width="0.6076in"/>
    </style:style>
    <style:style style:name="Table4.B" style:family="table-column">
      <style:table-column-properties style:column-width="2.2521in"/>
    </style:style>
    <style:style style:name="Table4.A1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bbbbbb"/>
    </style:style>
    <style:style style:name="Table4.A2" style:family="table-cell">
      <style:table-cell-properties style:vertical-align="middle" fo:padding-left="0in" fo:padding-right="0in" fo:padding-top="0in" fo:padding-bottom="0.1042in" fo:border-left="none" fo:border-right="none" fo:border-top="none" fo:border-bottom="0.05pt solid #e5e5e5"/>
    </style:style>
    <style:style style:name="P1" style:family="paragraph" style:parent-style-name="Horizontal_20_Line">
      <style:paragraph-properties fo:margin-top="0in" fo:margin-bottom="0in" style:contextual-spacing="false" fo:text-align="end" style:justify-single-word="false" style:writing-mode="rl-tb"/>
    </style:style>
    <style:style style:name="P2" style:family="paragraph" style:parent-style-name="Heading_20_2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3" style:family="paragraph" style:parent-style-name="Heading_20_3">
      <style:paragraph-properties fo:margin-left="0in" fo:margin-right="0in" fo:margin-top="0.1874in" fo:margin-bottom="0.1354in" style:contextual-spacing="false" fo:line-height="150%" fo:text-align="end" style:justify-single-word="false" fo:text-indent="0in" style:auto-text-indent="false" style:writing-mode="rl-tb"/>
    </style:style>
    <style:style style:name="P4" style:family="paragraph" style:parent-style-name="Heading_20_3">
      <style:paragraph-properties fo:text-align="end" style:justify-single-word="false" style:writing-mode="rl-tb"/>
      <style:text-properties officeooo:paragraph-rsid="000963da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Zar" officeooo:rsid="0007d939" style:font-name-complex="IRZar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IRZar" officeooo:rsid="000963da" officeooo:paragraph-rsid="000963da" style:font-name-complex="IRZar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0963da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c4afd" officeooo:paragraph-rsid="000c4afd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c762e" officeooo:paragraph-rsid="000c762e"/>
    </style:style>
    <style:style style:name="P10" style:family="paragraph" style:parent-style-name="Standard" style:list-style-name="L13">
      <style:paragraph-properties fo:text-align="end" style:justify-single-word="false" style:writing-mode="rl-tb"/>
      <style:text-properties officeooo:rsid="000c762e" officeooo:paragraph-rsid="000c762e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0cc9b0" officeooo:paragraph-rsid="000cc9b0"/>
    </style:style>
    <style:style style:name="P12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3" style:family="paragraph" style:parent-style-name="Table_20_Contents">
      <style:paragraph-properties fo:line-height="172%" fo:text-align="end" style:justify-single-word="false" style:writing-mode="rl-tb"/>
    </style:style>
    <style:style style:name="P14" style:family="paragraph" style:parent-style-name="Table_20_Contents">
      <style:paragraph-properties fo:margin-left="0in" fo:margin-right="0in" fo:line-height="172%" fo:text-align="end" style:justify-single-word="false" fo:text-indent="0in" style:auto-text-indent="false" style:writing-mode="rl-tb"/>
      <style:text-properties style:font-size-complex="11.25pt"/>
    </style:style>
    <style:style style:name="P15" style:family="paragraph" style:parent-style-name="Table_20_Contents">
      <style:paragraph-properties fo:line-height="172%" fo:text-align="end" style:justify-single-word="false" style:writing-mode="rl-tb"/>
      <style:text-properties style:font-size-complex="11.25pt"/>
    </style:style>
    <style:style style:name="P16" style:family="paragraph" style:parent-style-name="Table_20_Heading">
      <style:paragraph-properties fo:margin-left="0in" fo:margin-right="0in" fo:line-height="172%" fo:text-align="end" style:justify-single-word="false" fo:text-indent="0in" style:auto-text-indent="false" style:writing-mode="rl-tb"/>
    </style:style>
    <style:style style:name="P17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end" style:justify-single-word="false" fo:text-indent="0in" style:auto-text-indent="false" style:writing-mode="rl-tb"/>
    </style:style>
    <style:style style:name="P18" style:family="paragraph" style:parent-style-name="Text_20_body">
      <style:paragraph-properties fo:margin-left="0in" fo:margin-right="0in" fo:margin-top="0.1354in" fo:margin-bottom="0in" style:contextual-spacing="false" style:line-height-at-least="0.2917in" fo:text-align="end" style:justify-single-word="false" fo:text-indent="0in" style:auto-text-indent="false" style:writing-mode="rl-tb"/>
    </style:style>
    <style:style style:name="P19" style:family="paragraph" style:parent-style-name="Text_20_body" style:list-style-name="L10">
      <style:paragraph-properties fo:margin-left="0in" fo:margin-right="0in" fo:margin-top="0in" fo:margin-bottom="0.0417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20" style:family="paragraph" style:parent-style-name="Text_20_body" style:list-style-name="L10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21" style:family="paragraph" style:parent-style-name="Text_20_body" style:list-style-name="L11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22" style:family="paragraph" style:parent-style-name="Text_20_body" style:list-style-name="L12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</style:style>
    <style:style style:name="P23" style:family="paragraph" style:parent-style-name="Text_20_body" style:list-style-name="L10">
      <style:paragraph-properties fo:margin-left="0in" fo:margin-right="0in" fo:margin-top="0in" fo:margin-bottom="0in" style:contextual-spacing="false" style:line-height-at-least="0.2917in" fo:text-align="end" style:justify-single-word="false" fo:text-indent="0in" style:auto-text-indent="false" fo:padding="0in" fo:border="none" style:writing-mode="rl-tb"/>
      <style:text-properties fo:color="#404040" loext:opacity="100%" loext:padding="0in" loext:border="none"/>
    </style:style>
    <style:style style:name="P24" style:family="paragraph" style:parent-style-name="Text_20_body">
      <style:paragraph-properties fo:margin-left="0in" fo:margin-right="0in" fo:margin-top="0in" fo:margin-bottom="0.2083in" style:contextual-spacing="false" style:line-height-at-least="0.2917in" fo:text-align="end" style:justify-single-word="false" fo:text-indent="0in" style:auto-text-indent="false" style:writing-mode="rl-tb"/>
      <style:text-properties fo:color="#4d6bfe" loext:opacity="100%" fo:font-size="10.5pt" fo:background-color="#dbeafe" loext:padding="0in" loext:border="none"/>
    </style:style>
    <style:style style:name="T1" style:family="text">
      <style:text-properties officeooo:rsid="000963da"/>
    </style:style>
    <style:style style:name="T2" style:family="text">
      <style:text-properties fo:font-size="12pt"/>
    </style:style>
    <style:style style:name="T3" style:family="text">
      <style:text-properties style:font-size-complex="12pt"/>
    </style:style>
    <style:style style:name="T4" style:family="text">
      <style:text-properties style:font-name="IRZar" style:font-name-complex="IRZar"/>
    </style:style>
    <style:style style:name="T5" style:family="text">
      <style:text-properties style:font-name="IRZar" officeooo:rsid="000963da" style:font-name-complex="IRZar"/>
    </style:style>
    <style:style style:name="T6" style:family="text">
      <style:text-properties style:font-name="IRZar" officeooo:rsid="000c762e" style:font-name-complex="IRZar"/>
    </style:style>
    <style:style style:name="T7" style:family="text">
      <style:text-properties style:font-name="IRZar" officeooo:rsid="000cc9b0" style:font-name-complex="IRZar"/>
    </style:style>
    <style:style style:name="T8" style:family="text">
      <style:text-properties fo:color="#404040" loext:opacity="100%" style:font-name="IRZar" officeooo:rsid="000963da" style:font-name-complex="IRZar" style:font-size-complex="13.5pt" style:font-weight-complex="bold" loext:padding="0in" loext:border="none"/>
    </style:style>
    <style:style style:name="T9" style:family="text">
      <style:text-properties fo:color="#404040" loext:opacity="100%" style:font-size-complex="12pt" loext:padding="0in" loext:border="none"/>
    </style:style>
    <style:style style:name="T10" style:family="text">
      <style:text-properties fo:color="#404040" loext:opacity="100%" fo:font-size="12pt" loext:padding="0in" loext:border="none"/>
    </style:style>
    <style:style style:name="T11" style:family="text">
      <style:text-properties fo:color="#404040" loext:opacity="100%" style:font-size-complex="16.5pt" style:font-weight-complex="bold" loext:padding="0in" loext:border="none"/>
    </style:style>
    <style:style style:name="T12" style:family="text">
      <style:text-properties fo:color="#404040" loext:opacity="100%" fo:font-size="16.5pt" fo:font-weight="bold" loext:padding="0in" loext:border="none"/>
    </style:style>
    <style:style style:name="T13" style:family="text">
      <style:text-properties fo:color="#404040" loext:opacity="100%" loext:padding="0in" loext:border="none"/>
    </style:style>
    <style:style style:name="T14" style:family="text">
      <style:text-properties fo:color="#404040" loext:opacity="100%" style:font-size-complex="13.5pt" style:font-weight-complex="bold" loext:padding="0in" loext:border="none"/>
    </style:style>
    <style:style style:name="T15" style:family="text">
      <style:text-properties fo:color="#404040" loext:opacity="100%" fo:font-size="13.5pt" fo:font-weight="bold" loext:padding="0in" loext:border="none"/>
    </style:style>
    <style:style style:name="T16" style:family="text">
      <style:text-properties fo:color="#404040" loext:opacity="100%" style:font-size-complex="11.25pt" style:font-weight-complex="bold"/>
    </style:style>
    <style:style style:name="T17" style:family="text">
      <style:text-properties style:font-size-complex="11.25pt"/>
    </style:style>
    <style:style style:name="T18" style:family="text">
      <style:text-properties fo:font-size="11.2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۱ – آرش امینی</text:p>
      <text:p text:style-name="P5">۲ – علی اوصیا</text:p>
      <text:p text:style-name="P5">۳ – احسان موسوی <text:span text:style-name="T1">( به صورت online ) </text:span></text:p>
      <text:p text:style-name="P6">۴ – پدرام عطایی</text:p>
      <text:p text:style-name="P7"><text:span text:style-name="T5">۵ - </text:span></text:p>
      <text:h text:style-name="P4" text:outline-level="3"><text:span text:style-name="Strong_20_Emphasis"><text:span text:style-name="T8">طرح آموزشگاه آنلاین کامپیوتر ویژه دانش‌آموزان دبیرستانی در ایران</text:span></text:span></text:h>
      <text:p text:style-name="P17"><text:span text:style-name="Strong_20_Emphasis"><text:span text:style-name="T9">نام پیشنهادی</text:span></text:span><text:span text:style-name="Strong_20_Emphasis"><text:span text:style-name="T10">:</text:span></text:span><text:span text:style-name="T10"> </text:span><text:span text:style-name="Strong_20_Emphasis"><text:span text:style-name="T9">آکادمی نوجوان فناور </text:span></text:span><text:span text:style-name="Strong_20_Emphasis"><text:span text:style-name="T10">(TeenTechAcademy.ir)</text:span></text:span><text:span text:style-name="T10"><text:line-break/></text:span><text:span text:style-name="Strong_20_Emphasis"><text:span text:style-name="T9">هدف</text:span></text:span><text:span text:style-name="Strong_20_Emphasis"><text:span text:style-name="T10">:</text:span></text:span><text:span text:style-name="T10"> </text:span><text:span text:style-name="T9">آموزش مهارت‌های دیجیتال و کدنویسی به زبان ساده برای دانش‌آموزان مقطع متوسطه اول و دوم</text:span></text:p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۱</text:span></text:span><text:span text:style-name="Strong_20_Emphasis"><text:span text:style-name="T12">. </text:span></text:span><text:span text:style-name="Strong_20_Emphasis"><text:span text:style-name="T11">اهداف اختصاصی</text:span></text:span></text:h>
      <text:p text:style-name="P17"><text:span text:style-name="T13">✅ </text:span><text:span text:style-name="T9">آموزش </text:span><text:span text:style-name="Strong_20_Emphasis"><text:span text:style-name="T9">مهارت‌های آینده‌دار</text:span></text:span><text:span text:style-name="T9"> </text:span><text:span text:style-name="T10">(</text:span><text:span text:style-name="T9">برنامه‌نویسی، هوش مصنوعی، رباتیک</text:span><text:span text:style-name="T10">) </text:span><text:span text:style-name="T9">به زبان نوجوان‌پسند</text:span><text:span text:style-name="T10">.<text:line-break/>✅ </text:span><text:span text:style-name="Strong_20_Emphasis"><text:span text:style-name="T9">هدایت تحصیلی</text:span></text:span><text:span text:style-name="Strong_20_Emphasis"><text:span text:style-name="T10">-</text:span></text:span><text:span text:style-name="Strong_20_Emphasis"><text:span text:style-name="T9">شغلی</text:span></text:span><text:span text:style-name="T9"> با معرفی رشته‌های دانشگاهی مرتبط </text:span><text:span text:style-name="T10">(</text:span><text:span text:style-name="T9">مهندسی کامپیوتر، علوم داده و</text:span><text:span text:style-name="T10">...).<text:line-break/>✅ </text:span><text:span text:style-name="Strong_20_Emphasis"><text:span text:style-name="T9">پروژه‌محور و بازی‌وار </text:span></text:span><text:span text:style-name="Strong_20_Emphasis"><text:span text:style-name="T10">(Gamification)</text:span></text:span><text:span text:style-name="T10"> </text:span><text:span text:style-name="T9">برای افزایش انگیزه</text:span><text:span text:style-name="T10">.<text:line-break/>✅ </text:span><text:span text:style-name="Strong_20_Emphasis"><text:span text:style-name="T9">آماده‌سازی برای المپیادهای کامپیوتر و جشنواره‌های دانش‌آموزی</text:span></text:span><text:span text:style-name="T10">.</text:span></text:p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۲</text:span></text:span><text:span text:style-name="Strong_20_Emphasis"><text:span text:style-name="T12">. </text:span></text:span><text:span text:style-name="Strong_20_Emphasis"><text:span text:style-name="T11">دوره‌های پیشنهادی </text:span></text:span><text:span text:style-name="Strong_20_Emphasis"><text:span text:style-name="T12">(</text:span></text:span><text:span text:style-name="Strong_20_Emphasis"><text:span text:style-name="T11">طبقه‌بندی بر اساس پایه تحصیلی</text:span></text:span><text:span text:style-name="Strong_20_Emphasis"><text:span text:style-name="T12">)</text:span></text:span></text:h>
      <text:h text:style-name="P3" text:outline-level="3"><text:span text:style-name="Strong_20_Emphasis"><text:span text:style-name="T13">🎯 </text:span></text:span><text:span text:style-name="Strong_20_Emphasis"><text:span text:style-name="T14">مقطع متوسطه اول </text:span></text:span><text:span text:style-name="Strong_20_Emphasis"><text:span text:style-name="T15">(</text:span></text:span><text:span text:style-name="Strong_20_Emphasis"><text:span text:style-name="T14">آشنایی با مبانی</text:span></text:span><text:span text:style-name="Strong_20_Emphasis"><text:span text:style-name="T15">)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6"><text:span text:style-name="Strong_20_Emphasis"><text:span text:style-name="T16">عنوان دوره</text:span></text:span></text:p>
            </table:table-cell>
            <table:table-cell table:style-name="Table1.A1" office:value-type="string">
              <text:p text:style-name="P16"><text:span text:style-name="Strong_20_Emphasis"><text:span text:style-name="T16">محتوا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2"><text:span text:style-name="Strong_20_Emphasis"><text:span text:style-name="T17">کدنویسی مقدماتی با </text:span></text:span><text:span text:style-name="Strong_20_Emphasis"><text:span text:style-name="T18">Scratch</text:span></text:span></text:p>
          </table:table-cell>
          <table:table-cell table:style-name="Table1.A2" office:value-type="string">
            <text:p text:style-name="P14">ساخت بازی و انیمیشن</text:p>
          </table:table-cell>
        </table:table-row>
        <table:table-row>
          <table:table-cell table:style-name="Table1.A2" office:value-type="string">
            <text:p text:style-name="P12"><text:span text:style-name="Strong_20_Emphasis"><text:span text:style-name="T17">رایانش ابری برای نوجوانان</text:span></text:span></text:p>
          </table:table-cell>
          <table:table-cell table:style-name="Table1.A2" office:value-type="string">
            <text:p text:style-name="P12"><text:span text:style-name="T17">آشنایی با </text:span><text:span text:style-name="T18">Google Docs, Canva</text:span></text:p>
          </table:table-cell>
        </table:table-row>
        <table:table-row>
          <table:table-cell table:style-name="Table1.A2" office:value-type="string">
            <text:p text:style-name="P12"><text:span text:style-name="Strong_20_Emphasis"><text:span text:style-name="T17">سواد دیجیتال</text:span></text:span></text:p>
          </table:table-cell>
          <table:table-cell table:style-name="Table1.A2" office:value-type="string">
            <text:p text:style-name="P15">امنیت اینترنت، تشخیص اخبار جعلی</text:p>
          </table:table-cell>
        </table:table-row>
      </table:table>
      <text:h text:style-name="P3" text:outline-level="3"><text:soft-page-break/><text:span text:style-name="Strong_20_Emphasis"><text:span text:style-name="T13">🎯 </text:span></text:span><text:span text:style-name="Strong_20_Emphasis"><text:span text:style-name="T14">مقطع متوسطه دوم </text:span></text:span><text:span text:style-name="Strong_20_Emphasis"><text:span text:style-name="T15">(</text:span></text:span><text:span text:style-name="Strong_20_Emphasis"><text:span text:style-name="T14">سطح پیشرفته</text:span></text:span><text:span text:style-name="Strong_20_Emphasis"><text:span text:style-name="T15">)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6"><text:span text:style-name="Strong_20_Emphasis"><text:span text:style-name="T16">عنوان دوره</text:span></text:span></text:p>
            </table:table-cell>
            <table:table-cell table:style-name="Table2.A1" office:value-type="string">
              <text:p text:style-name="P16"><text:span text:style-name="Strong_20_Emphasis"><text:span text:style-name="T16">محتوا</text:span></text:span></text:p>
            </table:table-cell>
          </table:table-row>
        </table:table-header-rows>
        <table:table-row>
          <table:table-cell table:style-name="Table2.A2" office:value-type="string">
            <text:p text:style-name="P12"><text:span text:style-name="Strong_20_Emphasis"><text:span text:style-name="T17">پایتون برای نوجوانان</text:span></text:span></text:p>
          </table:table-cell>
          <table:table-cell table:style-name="Table2.A2" office:value-type="string">
            <text:p text:style-name="P12"><text:span text:style-name="T17">پایه‌های برنامه‌نویسی </text:span><text:span text:style-name="T18">+ </text:span><text:span text:style-name="T17">پروژه‌های ساده</text:span></text:p>
          </table:table-cell>
        </table:table-row>
        <table:table-row>
          <table:table-cell table:style-name="Table2.A2" office:value-type="string">
            <text:p text:style-name="P12"><text:span text:style-name="Strong_20_Emphasis"><text:span text:style-name="T17">هوش مصنوعی مقدماتی</text:span></text:span></text:p>
          </table:table-cell>
          <table:table-cell table:style-name="Table2.A2" office:value-type="string">
            <text:p text:style-name="P14">آموزش مدل‌های ساده یادگیری ماشین</text:p>
          </table:table-cell>
        </table:table-row>
        <table:table-row>
          <table:table-cell table:style-name="Table2.A2" office:value-type="string">
            <text:p text:style-name="P12"><text:span text:style-name="Strong_20_Emphasis"><text:span text:style-name="T17">طراحی وب نوجوان‌پسند</text:span></text:span></text:p>
          </table:table-cell>
          <table:table-cell table:style-name="Table2.A2" office:value-type="string">
            <text:p text:style-name="P12"><text:span text:style-name="T18">HTML/CSS + </text:span><text:span text:style-name="T17">ساخت وبلاگ شخصی</text:span></text:p>
          </table:table-cell>
        </table:table-row>
        <table:table-row>
          <table:table-cell table:style-name="Table2.A2" office:value-type="string">
            <text:p text:style-name="P12"><text:span text:style-name="Strong_20_Emphasis"><text:span text:style-name="T17">رباتیک با آردوینو</text:span></text:span></text:p>
          </table:table-cell>
          <table:table-cell table:style-name="Table2.A2" office:value-type="string">
            <text:p text:style-name="P13"><text:span text:style-name="T17">الکترونیک مقدماتی </text:span><text:span text:style-name="T18">+ </text:span><text:span text:style-name="T17">برنامه‌نویسی ربات</text:span></text:p>
          </table:table-cell>
        </table:table-row>
      </table:table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۳</text:span></text:span><text:span text:style-name="Strong_20_Emphasis"><text:span text:style-name="T12">. </text:span></text:span><text:span text:style-name="Strong_20_Emphasis"><text:span text:style-name="T11">ویژگی‌های منحصربه‌فرد</text:span></text:span></text:h>
      <text:h text:style-name="P3" text:outline-level="3"><text:span text:style-name="Strong_20_Emphasis"><text:span text:style-name="T13">📱 </text:span></text:span><text:span text:style-name="Strong_20_Emphasis"><text:span text:style-name="T14">پلتفرم آموزشی جذاب برای نوجوانان</text:span></text:span></text:h>
      <text:list text:style-name="L10">
        <text:list-item>
          <text:p text:style-name="P19"><text:span text:style-name="Strong_20_Emphasis"><text:span text:style-name="T9">محیط تعاملی شبیه شبکه‌های اجتماعی</text:span></text:span><text:span text:style-name="T9"> با امکانات</text:span><text:span text:style-name="T10">:</text:span></text:p>
          <text:list>
            <text:list-item>
              <text:p text:style-name="P23"><text:span text:style-name="T3">کسب امتیاز </text:span><text:span text:style-name="T2">(Points) </text:span><text:span text:style-name="T3">و نشان‌های دیجیتال </text:span><text:span text:style-name="T2">(Badges).</text:span></text:p>
            </text:list-item>
            <text:list-item>
              <text:p text:style-name="P20"><text:span text:style-name="T9">رقابت گروهی در </text:span><text:span text:style-name="Strong_20_Emphasis"><text:span text:style-name="T9">مسابقات کدنویسی آنلاین</text:span></text:span><text:span text:style-name="T10">.</text:span></text:p>
            </text:list-item>
            <text:list-item>
              <text:p text:style-name="P20"><text:span text:style-name="Strong_20_Emphasis"><text:span text:style-name="T9">میزکار مجازی</text:span></text:span><text:span text:style-name="T9"> برای اجرای کدها بدون نیاز به نصب نرم‌افزار</text:span><text:span text:style-name="T10">.</text:span></text:p>
            </text:list-item>
          </text:list>
        </text:list-item>
      </text:list>
      <text:h text:style-name="P3" text:outline-level="3"><text:span text:style-name="Strong_20_Emphasis"><text:span text:style-name="T13">🎮 </text:span></text:span><text:span text:style-name="Strong_20_Emphasis"><text:span text:style-name="T14">روش‌های تدریس خلاقانه</text:span></text:span></text:h>
      <text:list text:style-name="L11">
        <text:list-item>
          <text:p text:style-name="P21"><text:span text:style-name="Strong_20_Emphasis"><text:span text:style-name="T9">آموزش با بازی</text:span></text:span><text:span text:style-name="T9"> </text:span><text:span text:style-name="T10">(</text:span><text:span text:style-name="T9">مثل حل مسائل برنامه‌نویسی در قالب ماجراجویی</text:span><text:span text:style-name="T10">).</text:span></text:p>
        </text:list-item>
        <text:list-item>
          <text:p text:style-name="P21"><text:span text:style-name="Strong_20_Emphasis"><text:span text:style-name="T9">استفاده از انیمیشن و موشن‌گرافیک</text:span></text:span><text:span text:style-name="T9"> برای توضیح مفاهیم سخت</text:span><text:span text:style-name="T10">.</text:span></text:p>
        </text:list-item>
        <text:list-item>
          <text:p text:style-name="P21"><text:span text:style-name="Strong_20_Emphasis"><text:span text:style-name="T9">مربیان جوان</text:span></text:span><text:span text:style-name="T9"> </text:span><text:span text:style-name="T10">(</text:span><text:span text:style-name="T9">دانشجویان مهندسی کامپیوتر</text:span><text:span text:style-name="T10">) </text:span><text:span text:style-name="T9">برای ارتباط بهتر با نوجوانان</text:span><text:span text:style-name="T10">.</text:span></text:p>
        </text:list-item>
      </text:list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۴</text:span></text:span><text:span text:style-name="Strong_20_Emphasis"><text:span text:style-name="T12">. </text:span></text:span><text:span text:style-name="Strong_20_Emphasis"><text:span text:style-name="T11">مدل درآمدی</text:span></text:span></text:h>
      <text:p text:style-name="P17"><text:span text:style-name="T13">💰 </text:span><text:span text:style-name="Strong_20_Emphasis"><text:span text:style-name="T9">منابع درآمد پایدار</text:span></text:span><text:span text:style-name="Strong_20_Emphasis"><text:span text:style-name="T10">:</text:span></text:span><text:span text:style-name="T10"><text:line-break/>✔ </text:span><text:span text:style-name="Strong_20_Emphasis"><text:span text:style-name="T9">شهریه دوره‌ها</text:span></text:span><text:span text:style-name="T9"> </text:span><text:span text:style-name="T10">(</text:span><text:span text:style-name="T9">با تخفیف ویژه برای مدارس دولتی</text:span><text:span text:style-name="T10">).<text:line-break/>✔ </text:span><text:span text:style-name="Strong_20_Emphasis"><text:span text:style-name="T9">همکاری با مدارس غیرانتفاعی</text:span></text:span><text:span text:style-name="T9"> </text:span><text:span text:style-name="T10">(</text:span><text:span text:style-name="T9">آموزش اختصاصی</text:span><text:span text:style-name="T10">).<text:line-break/>✔ </text:span><text:span text:style-name="Strong_20_Emphasis"><text:span text:style-name="T9">فروش پکیج‌های خانوادگی</text:span></text:span><text:span text:style-name="T9"> </text:span><text:span text:style-name="T10">(</text:span><text:span text:style-name="T9">برای والدین و دانش‌آموزان</text:span><text:span text:style-name="T10">).<text:line-break/>✔ </text:span><text:span text:style-name="Strong_20_Emphasis"><text:span text:style-name="T9">اسپانسرشیپ شرکت‌های فناوری</text:span></text:span><text:span text:style-name="T9"> </text:span><text:span text:style-name="T10">(</text:span><text:span text:style-name="T9">مثل همراه اول، آپارات</text:span><text:span text:style-name="T10">).</text:span></text:p>
      <text:p text:style-name="P1"/>
      <text:h text:style-name="P2" text:outline-level="2"><text:soft-page-break/><text:span text:style-name="Strong_20_Emphasis"><text:span text:style-name="T13">🔹 </text:span></text:span><text:span text:style-name="Strong_20_Emphasis"><text:span text:style-name="T11">۵</text:span></text:span><text:span text:style-name="Strong_20_Emphasis"><text:span text:style-name="T12">. </text:span></text:span><text:span text:style-name="Strong_20_Emphasis"><text:span text:style-name="T11">مزیت‌های رقابتی</text:span></text:span></text:h>
      <text:p text:style-name="P17"><text:span text:style-name="T13">✨ </text:span><text:span text:style-name="T10">**</text:span><text:span text:style-name="T9">تدریس توسط </text:span><text:span text:style-name="Strong_20_Emphasis"><text:span text:style-name="T9">معلمان جوان</text:span></text:span><text:span text:style-name="T9"> با زبان ساده و غیرآکادمیک</text:span><text:span text:style-name="T10">.<text:line-break/>✨ </text:span><text:span text:style-name="Strong_20_Emphasis"><text:span text:style-name="T9">گزارش پیشرفت هفتگی برای والدین</text:span></text:span><text:span text:style-name="T10">.<text:line-break/>✨ </text:span><text:span text:style-name="Strong_20_Emphasis"><text:span text:style-name="T9">حمایت از پروژه‌های دانش‌آموزی</text:span></text:span><text:span text:style-name="T9"> </text:span><text:span text:style-name="T10">(</text:span><text:span text:style-name="T9">مثل ساخت ربات یا اپلیکیشن</text:span><text:span text:style-name="T10">).<text:line-break/>✨ </text:span><text:span text:style-name="Strong_20_Emphasis"><text:span text:style-name="T9">تخفیف ویژه برای مناطق محروم</text:span></text:span><text:span text:style-name="T10">.</text:span></text:p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۶</text:span></text:span><text:span text:style-name="Strong_20_Emphasis"><text:span text:style-name="T12">. </text:span></text:span><text:span text:style-name="Strong_20_Emphasis"><text:span text:style-name="T11">چالش‌ها و راهکارها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6"><text:span text:style-name="Strong_20_Emphasis"><text:span text:style-name="T16">چالش</text:span></text:span></text:p>
            </table:table-cell>
            <table:table-cell table:style-name="Table3.A1" office:value-type="string">
              <text:p text:style-name="P16"><text:span text:style-name="Strong_20_Emphasis"><text:span text:style-name="T16">راهکار</text:span></text:span></text:p>
            </table:table-cell>
          </table:table-row>
        </table:table-header-rows>
        <table:table-row>
          <table:table-cell table:style-name="Table3.A2" office:value-type="string">
            <text:p text:style-name="P12"><text:span text:style-name="Strong_20_Emphasis"><text:span text:style-name="T17">محدودیت زمانی دانش‌آموزان</text:span></text:span></text:p>
          </table:table-cell>
          <table:table-cell table:style-name="Table3.A2" office:value-type="string">
            <text:p text:style-name="P14">دوره‌های فشرده ۱ ساعته بعد از ساعت مدرسه</text:p>
          </table:table-cell>
        </table:table-row>
        <table:table-row>
          <table:table-cell table:style-name="Table3.A2" office:value-type="string">
            <text:p text:style-name="P12"><text:span text:style-name="Strong_20_Emphasis"><text:span text:style-name="T17">عدم دسترسی به لپ‌تاپ</text:span></text:span></text:p>
          </table:table-cell>
          <table:table-cell table:style-name="Table3.A2" office:value-type="string">
            <text:p text:style-name="P12"><text:span text:style-name="T17">آموزش با موبایل </text:span><text:span text:style-name="T18">+ </text:span><text:span text:style-name="T17">استفاده از ابزارهای ابری</text:span></text:p>
          </table:table-cell>
        </table:table-row>
        <table:table-row>
          <table:table-cell table:style-name="Table3.A2" office:value-type="string">
            <text:p text:style-name="P12"><text:span text:style-name="Strong_20_Emphasis"><text:span text:style-name="T17">رقابت با بازی‌های کامپیوتری</text:span></text:span></text:p>
          </table:table-cell>
          <table:table-cell table:style-name="Table3.A2" office:value-type="string">
            <text:p text:style-name="P13"><text:span text:style-name="T17">ادغام آموزش با مکانیک‌های بازی </text:span><text:span text:style-name="T18">(Gamification)</text:span></text:p>
          </table:table-cell>
        </table:table-row>
      </table:table>
      <text:p text:style-name="P1"/>
      <text:h text:style-name="P2" text:outline-level="2"><text:span text:style-name="Strong_20_Emphasis"><text:span text:style-name="T13">🔹 </text:span></text:span><text:span text:style-name="Strong_20_Emphasis"><text:span text:style-name="T11">۷</text:span></text:span><text:span text:style-name="Strong_20_Emphasis"><text:span text:style-name="T12">. </text:span></text:span><text:span text:style-name="Strong_20_Emphasis"><text:span text:style-name="T11">هزینه‌های راه‌اندازی</text:span></text:span></text:h>
      <text:list text:style-name="L12">
        <text:list-item>
          <text:p text:style-name="P22"><text:span text:style-name="Strong_20_Emphasis"><text:span text:style-name="T9">تولید محتوای جذاب </text:span></text:span><text:span text:style-name="Strong_20_Emphasis"><text:span text:style-name="T10">(</text:span></text:span><text:span text:style-name="Strong_20_Emphasis"><text:span text:style-name="T9">انیمیشن، بازی آموزشی</text:span></text:span><text:span text:style-name="Strong_20_Emphasis"><text:span text:style-name="T10">):</text:span></text:span><text:span text:style-name="T10"> ~</text:span><text:span text:style-name="T9">۴۰ میلیون تومان</text:span></text:p>
        </text:list-item>
        <text:list-item>
          <text:p text:style-name="P22"><text:span text:style-name="Strong_20_Emphasis"><text:span text:style-name="T9">توسعه پلتفرم تعاملی</text:span></text:span><text:span text:style-name="Strong_20_Emphasis"><text:span text:style-name="T10">:</text:span></text:span><text:span text:style-name="T10"> ~</text:span><text:span text:style-name="T9">۶۰ میلیون تومان</text:span></text:p>
        </text:list-item>
        <text:list-item>
          <text:p text:style-name="P22"><text:span text:style-name="Strong_20_Emphasis"><text:span text:style-name="T9">تبلیغات در مدارس و اینستاگرام</text:span></text:span><text:span text:style-name="Strong_20_Emphasis"><text:span text:style-name="T10">:</text:span></text:span><text:span text:style-name="T10"> ~</text:span><text:span text:style-name="T9">۲۰ میلیون تومان</text:span></text:p>
        </text:list-item>
      </text:list>
      <text:p text:style-name="P1"/>
      <text:h text:style-name="P3" text:outline-level="3"><text:span text:style-name="Strong_20_Emphasis"><text:span text:style-name="T13">📢 </text:span></text:span><text:span text:style-name="Strong_20_Emphasis"><text:span text:style-name="T14">نمونه برنامه هفتگی </text:span></text:span><text:span text:style-name="Strong_20_Emphasis"><text:span text:style-name="T15">(</text:span></text:span><text:span text:style-name="Strong_20_Emphasis"><text:span text:style-name="T14">برای دانش‌آموز متوسطه دوم</text:span></text:span><text:span text:style-name="Strong_20_Emphasis"><text:span text:style-name="T15">):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6"><text:span text:style-name="Strong_20_Emphasis"><text:span text:style-name="T16">روز</text:span></text:span></text:p>
            </table:table-cell>
            <table:table-cell table:style-name="Table4.A1" office:value-type="string">
              <text:p text:style-name="P16"><text:span text:style-name="Strong_20_Emphasis"><text:span text:style-name="T16">برنامه</text:span></text:span></text:p>
            </table:table-cell>
          </table:table-row>
        </table:table-header-rows>
        <table:table-row>
          <table:table-cell table:style-name="Table4.A2" office:value-type="string">
            <text:p text:style-name="P14">شنبه</text:p>
          </table:table-cell>
          <table:table-cell table:style-name="Table4.A2" office:value-type="string">
            <text:p text:style-name="P12"><text:span text:style-name="T17">کلاس آنلاین پایتون </text:span><text:span text:style-name="T18">(</text:span><text:span text:style-name="T17">۱۸</text:span><text:span text:style-name="T18">:</text:span><text:span text:style-name="T17">۰۰</text:span><text:span text:style-name="T18">-</text:span><text:span text:style-name="T17">۱۹</text:span><text:span text:style-name="T18">:</text:span><text:span text:style-name="T17">۰۰</text:span><text:span text:style-name="T18">)</text:span></text:p>
          </table:table-cell>
        </table:table-row>
        <table:table-row>
          <table:table-cell table:style-name="Table4.A2" office:value-type="string">
            <text:p text:style-name="P14">سه‌شنبه</text:p>
          </table:table-cell>
          <table:table-cell table:style-name="Table4.A2" office:value-type="string">
            <text:p text:style-name="P14">مسابقه کدنویسی در پلتفرم</text:p>
          </table:table-cell>
        </table:table-row>
        <table:table-row>
          <table:table-cell table:style-name="Table4.A2" office:value-type="string">
            <text:p text:style-name="P14">پنجشنبه</text:p>
          </table:table-cell>
          <table:table-cell table:style-name="Table4.A2" office:value-type="string">
            <text:p text:style-name="P15">منتورینگ پروژه‌های شخصی</text:p>
          </table:table-cell>
        </table:table-row>
      </table:table>
      <text:p text:style-name="P1"/>
      <text:h text:style-name="P3" text:outline-level="3"><text:soft-page-break/><text:span text:style-name="Strong_20_Emphasis"><text:span text:style-name="T13">🎯 </text:span></text:span><text:span text:style-name="Strong_20_Emphasis"><text:span text:style-name="T14">نتیجه‌گیری</text:span></text:span><text:span text:style-name="Strong_20_Emphasis"><text:span text:style-name="T15">:</text:span></text:span></text:h>
      <text:p text:style-name="P17"><text:span text:style-name="T9">این طرح با ترکیب </text:span><text:span text:style-name="Strong_20_Emphasis"><text:span text:style-name="T9">آموزش مهارت‌های دیجیتال، فضای تعاملی و مشاوره شغلی</text:span></text:span><text:span text:style-name="T9"> می‌تواند نوجوانان ایرانی را برای </text:span><text:span text:style-name="Strong_20_Emphasis"><text:span text:style-name="T9">دنیای فناوری آینده</text:span></text:span><text:span text:style-name="T9"> آماده کند</text:span><text:span text:style-name="T10">.</text:span></text:p>
      <text:p text:style-name="P18"><text:span text:style-name="Strong_20_Emphasis"><text:span text:style-name="T9">اگر نیاز به جزئیات بیشتری دارید </text:span></text:span><text:span text:style-name="Strong_20_Emphasis"><text:span text:style-name="T10">(</text:span></text:span><text:span text:style-name="Strong_20_Emphasis"><text:span text:style-name="T9">مثل نمونه سرفصل‌ها یا روش همکاری با مدارس</text:span></text:span><text:span text:style-name="Strong_20_Emphasis"><text:span text:style-name="T10">)</text:span></text:span><text:span text:style-name="Strong_20_Emphasis"><text:span text:style-name="T9">، خوشحال می‌شوم کمک کنم</text:span></text:span><text:span text:style-name="Strong_20_Emphasis"><text:span text:style-name="T10">!</text:span></text:span><text:span text:style-name="T10"> 😊</text:span></text:p>
      <text:p text:style-name="P24"/>
      <text:p text:style-name="P8"><text:span text:style-name="T5">۱ – </text:span><text:span text:style-name="T4">بازی سازی</text:span></text:p>
      <text:p text:style-name="P8"><text:span text:style-name="T4">۲ – الگوریتم سازی و هوش مصنوعی</text:span></text:p>
      <text:p text:style-name="P8"><text:span text:style-name="T4">۳ – برنامه‌نویسی وب</text:span></text:p>
      <text:p text:style-name="P8"><text:span text:style-name="T4">- استفاده از هوش مصنوعی برای </text:span><text:span text:style-name="T6">تمرین‌ها</text:span></text:p>
      <text:p text:style-name="P8"><text:span text:style-name="T6">- دوره‌های ویژه مثل روباتیک</text:span></text:p>
      <text:p text:style-name="P8"><text:span text:style-name="T6">- دوره‌های تخصصی برای دانشجویان</text:span></text:p>
      <text:p text:style-name="P8"><text:span text:style-name="T6">- ایجاد جدول پیش‌نیاز و پس‌نیاز</text:span></text:p>
      <text:p text:style-name="P8"><text:span text:style-name="T6">- گواهی کفایت برای گذراندن واحد‌های دانشگاهی</text:span></text:p>
      <text:p text:style-name="P11"><text:span text:style-name="T6">د</text:span><text:span text:style-name="T4">ر قسمت دانش‌آموزی خیلی نباید شاخه‌ها زیاد باشد</text:span></text:p>
      <text:p text:style-name="P11"><text:span text:style-name="T4">ما مدرسه می‌خواهیم نه آموزشگاه – یادگیری مستمر و عمیق</text:span></text:p>
      <text:p text:style-name="P11"><text:span text:style-name="T4">عده‌ای معلّم می‌خواهیم. هر چند معلّم باید یک منتور ( از اساتید داشته باشند) کار معلّم‌ها باید توسّط منتورها کنترل شود.</text:span></text:p>
      <text:p text:style-name="P11"><text:span text:style-name="T4"/></text:p>
      <text:p text:style-name="P8"><text:span text:style-name="T6">- بهتر است در دو لاین دانش‌آموزی و دانشجویی به تفکیک پیشنهاد داده شود.</text:span></text:p>
      <text:p text:style-name="P9"><text:span text:style-name="T4">دانشجویی:</text:span></text:p>
      <text:list text:style-name="L13">
        <text:list-item>
          <text:p text:style-name="P10"><text:span text:style-name="T4">نرم‌افزارهای تخصص</text:span></text:p>
        </text:list-item>
        <text:list-item>
          <text:p text:style-name="P10"><text:span text:style-name="T4">محاسباتی و علمی</text:span></text:p>
        </text:list-item>
        <text:list-item>
          <text:p text:style-name="P10"><text:span text:style-name="T4">هوش مصنوعی</text:span></text:p>
        </text:list-item>
        <text:list-item>
          <text:p text:style-name="P10"><text:span text:style-name="T4">برنامه‌نویسی </text:span><text:span text:style-name="T7">وب <text:s/>با شاخه‌های‌آن</text:span></text:p>
        </text:list-item>
        <text:list-item>
          <text:p text:style-name="P10"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IRElham" svg:font-family="IRElham" style:font-pitch="variable"/>
    <style:font-face style:name="IRFerdosi" svg:font-family="IRFerdosi" style:font-pitch="variable"/>
    <style:font-face style:name="IRMaryam" svg:font-family="IRMaryam" style:font-pitch="variable"/>
    <style:font-face style:name="IRMehr" svg:font-family="IRMehr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4-10T14:30:27.092735161</dc:date>
    <meta:editing-duration>PT1H37M18S</meta:editing-duration>
    <meta:editing-cycles>3</meta:editing-cycles>
    <meta:generator>LibreOffice/24.2.7.2$Linux_X86_64 LibreOffice_project/420$Build-2</meta:generator>
    <meta:document-statistic meta:table-count="4" meta:image-count="0" meta:object-count="0" meta:page-count="4" meta:paragraph-count="87" meta:word-count="582" meta:character-count="3334" meta:non-whitespace-character-count="2842"/>
  </office:meta>
</office:document-meta>
</file>